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Droid Sans Mono', monospace, monospace, 'Droid Sans Fallback', Cousine," svg:font-family="''Droid Sans Mono', monospace, monospace, 'Droid Sans Fallback', Cousine,', ', 'Droid Sans Mono',', ', monospace,', monospace, ', 'Droid Sans Fallback', 'font-weight: normal', 'font-size: 12px', 'line-height: 16px', 'white-space: pre'"/>
    <style:font-face style:name="'Droid Sans Mono" svg:font-family="''Droid Sans Mono', monospace, monospace, 'Droid Sans Fallback', Cousine, ',', 'Droid Sans Mono', ',', monospace, ', monospace,', 'Droid Sans Fallback', 'font-weight: normal', 'font-size: 12px', 'line-height: 16px', 'white-space: pre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dcfa" officeooo:paragraph-rsid="0015dcfa"/>
    </style:style>
    <style:style style:name="P2" style:family="paragraph" style:parent-style-name="Standard">
      <style:text-properties officeooo:rsid="0015dcfa" officeooo:paragraph-rsid="0019fedb"/>
    </style:style>
    <style:style style:name="P3" style:family="paragraph" style:parent-style-name="Standard">
      <style:text-properties officeooo:rsid="00175b69" officeooo:paragraph-rsid="00175b69"/>
    </style:style>
    <style:style style:name="P4" style:family="paragraph" style:parent-style-name="Standard">
      <style:text-properties fo:color="#000000" fo:background-color="#fffffe"/>
    </style:style>
    <style:style style:name="P5" style:family="paragraph" style:parent-style-name="Standard">
      <style:text-properties fo:color="#000000" style:font-name="'Droid Sans Mono', monospace, monospace, 'Droid Sans Fallback', Cousine," officeooo:paragraph-rsid="0019fedb" fo:background-color="#fffffe"/>
    </style:style>
    <style:style style:name="P6" style:family="paragraph" style:parent-style-name="Standard">
      <style:text-properties officeooo:rsid="0018bbec" officeooo:paragraph-rsid="0018bbec"/>
    </style:style>
    <style:style style:name="P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8bbec" officeooo:paragraph-rsid="0018bbec"/>
    </style:style>
    <style:style style:name="P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8bbec" officeooo:paragraph-rsid="001a3e5e"/>
    </style:style>
    <style:style style:name="P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8bbec" officeooo:paragraph-rsid="001c452c"/>
    </style:style>
    <style:style style:name="P1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8bbec" officeooo:paragraph-rsid="002763ca"/>
    </style:style>
    <style:style style:name="P1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8bbec" officeooo:paragraph-rsid="002dafbe"/>
    </style:style>
    <style:style style:name="P1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9fedb" officeooo:paragraph-rsid="0019fedb"/>
    </style:style>
    <style:style style:name="P1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a3e5e" officeooo:paragraph-rsid="001a3e5e"/>
    </style:style>
    <style:style style:name="P1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29dbf0" officeooo:paragraph-rsid="0015dcfa"/>
    </style:style>
    <style:style style:name="P1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dafbe"/>
    </style:style>
    <style:style style:name="P16" style:family="paragraph" style:parent-style-name="Standard">
      <style:text-properties officeooo:paragraph-rsid="0018bbec"/>
    </style:style>
    <style:style style:name="P17" style:family="paragraph" style:parent-style-name="Standard">
      <style:text-properties fo:color="#000000" style:font-name="'Droid Sans Mono', monospace, monospace, 'Droid Sans Fallback', Cousine," officeooo:paragraph-rsid="0019fedb" fo:background-color="#fffffe"/>
    </style:style>
    <style:style style:name="P18" style:family="paragraph" style:parent-style-name="Standard">
      <style:text-properties fo:color="#000000" style:font-name="'Droid Sans Mono" fo:background-color="#fffffe"/>
    </style:style>
    <style:style style:name="P19" style:family="paragraph" style:parent-style-name="Standard">
      <style:text-properties fo:color="#000000" style:font-name="'Droid Sans Mono" officeooo:paragraph-rsid="0019fedb" fo:background-color="#fffffe"/>
    </style:style>
    <style:style style:name="P20" style:family="paragraph" style:parent-style-name="Standard">
      <style:text-properties fo:color="#000000" fo:background-color="#fffffe"/>
    </style:style>
    <style:style style:name="T1" style:family="text">
      <style:text-properties officeooo:rsid="0015dcfa"/>
    </style:style>
    <style:style style:name="T2" style:family="text">
      <style:text-properties officeooo:rsid="00175b69"/>
    </style:style>
    <style:style style:name="T3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4" style:family="text">
      <style:text-properties officeooo:rsid="0019fedb"/>
    </style:style>
    <style:style style:name="T5" style:family="text">
      <style:text-properties fo:color="#a31515" style:font-name="'Droid Sans Mono', monospace, monospace, 'Droid Sans Fallback', Cousine,"/>
    </style:style>
    <style:style style:name="T6" style:family="text">
      <style:text-properties fo:color="#a31515" style:font-name="'Droid Sans Mono"/>
    </style:style>
    <style:style style:name="T7" style:family="text">
      <style:text-properties fo:color="#0451a5" style:font-name="'Droid Sans Mono', monospace, monospace, 'Droid Sans Fallback', Cousine,"/>
    </style:style>
    <style:style style:name="T8" style:family="text">
      <style:text-properties fo:color="#0451a5" style:font-name="'Droid Sans Mono"/>
    </style:style>
    <style:style style:name="T9" style:family="text">
      <style:text-properties fo:color="#09885a" style:font-name="'Droid Sans Mono', monospace, monospace, 'Droid Sans Fallback', Cousine,"/>
    </style:style>
    <style:style style:name="T10" style:family="text">
      <style:text-properties fo:color="#09885a" style:font-name="'Droid Sans Mono"/>
    </style:style>
    <style:style style:name="T11" style:family="text">
      <style:text-properties officeooo:rsid="001a3e5e"/>
    </style:style>
    <style:style style:name="T12" style:family="text">
      <style:text-properties officeooo:rsid="001b30f2"/>
    </style:style>
    <style:style style:name="T13" style:family="text">
      <style:text-properties officeooo:rsid="001c452c"/>
    </style:style>
    <style:style style:name="T14" style:family="text">
      <style:text-properties officeooo:rsid="0018bbec"/>
    </style:style>
    <style:style style:name="T15" style:family="text">
      <style:text-properties officeooo:rsid="001e4cc8"/>
    </style:style>
    <style:style style:name="T16" style:family="text">
      <style:text-properties fo:background-color="#fffffe" loext:char-shading-value="0"/>
    </style:style>
    <style:style style:name="T17" style:family="text">
      <style:text-properties officeooo:rsid="0018bbec" fo:background-color="#fffffe" loext:char-shading-value="0"/>
    </style:style>
    <style:style style:name="T18" style:family="text">
      <style:text-properties officeooo:rsid="001c452c" fo:background-color="#fffffe" loext:char-shading-value="0"/>
    </style:style>
    <style:style style:name="T19" style:family="text">
      <style:text-properties officeooo:rsid="00257cfe"/>
    </style:style>
    <style:style style:name="T20" style:family="text">
      <style:text-properties style:font-name="'Droid Sans Mono', monospace, monospace, 'Droid Sans Fallback', Cousine,"/>
    </style:style>
    <style:style style:name="T21" style:family="text">
      <style:text-properties officeooo:rsid="002e9d6d"/>
    </style:style>
    <style:style style:name="T22" style:family="text">
      <style:text-properties style:font-name="'Droid Sans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Register device <text:span text:style-name="T12">(POST)</text:span></text:p>
      <text:p text:style-name="P3"/>
      <text:p text:style-name="P16"><text:span text:style-name="T2"><text:tab/></text:span><text:span text:style-name="T3">http://ixinbuy.com</text:span><text:span text:style-name="T2">/register</text:span></text:p>
      <text:p text:style-name="P3"><text:tab/>sample request payload</text:p>
      <text:p text:style-name="P3"><text:tab/>{"device_id":"12345"}</text:p>
      <text:p text:style-name="P3"/>
      <text:p text:style-name="P3"/>
      <text:p text:style-name="P1"><text:span text:style-name="T15">1</text:span>.<text:tab/>Upload data <text:span text:style-name="T12">(POST)</text:span></text:p>
      <text:p text:style-name="P1"/>
      <text:p text:style-name="P16"><text:span text:style-name="T1"><text:tab/></text:span><text:span text:style-name="T3">http://ixinbuy.com</text:span><text:span text:style-name="T1">/uploaddata</text:span></text:p>
      <text:p text:style-name="P1"><text:tab/>sample request payload</text:p>
      <text:p text:style-name="P2"><text:tab/>// <text:span text:style-name="T4">2 for COVID19 data</text:span></text:p>
      <text:p text:style-name="P1"/>
      <text:p text:style-name="P1">{</text:p>
      <text:p text:style-name="P1"><text:tab/>"data_type": 2,</text:p>
      <text:p text:style-name="P1"><text:tab/>"device_id": "<text:span text:style-name="T21">12345</text:span>",</text:p>
      <text:p text:style-name="P1"><text:tab/>"key": "date|province_state|county|country_region",</text:p>
      <text:p text:style-name="P1"><text:tab/>"device_data": </text:p>
      <text:p text:style-name="P1"><text:tab/><text:tab/>[{</text:p>
      <text:p text:style-name="P1"><text:tab/><text:tab/><text:tab/>"date": "2020-04-02",</text:p>
      <text:p text:style-name="P1"><text:tab/><text:tab/><text:tab/>"country_region": "US",</text:p>
      <text:p text:style-name="P1"><text:tab/><text:tab/><text:tab/>"province_state": "New York",</text:p>
      <text:p text:style-name="P1"><text:tab/><text:tab/><text:tab/>"county": "Albany1",</text:p>
      <text:p text:style-name="P1"><text:tab/><text:tab/><text:tab/>"last_update": "2020-03-12T10:43:02",</text:p>
      <text:p text:style-name="P1"><text:tab/><text:tab/><text:tab/>"confirmed":222,</text:p>
      <text:p text:style-name="P1"><text:tab/><text:tab/><text:tab/>"deaths": 2,</text:p>
      <text:p text:style-name="P1"><text:tab/><text:tab/><text:tab/>"recovered": 0,</text:p>
      <text:p text:style-name="P1"><text:tab/><text:tab/><text:tab/>"latitude":42.60060306,</text:p>
      <text:p text:style-name="P1"><text:tab/><text:tab/><text:tab/>"longitude": -73.97723916</text:p>
      <text:p text:style-name="P1"><text:tab/><text:tab/>},</text:p>
      <text:p text:style-name="P1"><text:tab/><text:tab/>{</text:p>
      <text:p text:style-name="P1"><text:tab/><text:tab/><text:tab/>"date": "2020-04-03",</text:p>
      <text:p text:style-name="P1"><text:tab/><text:tab/><text:tab/>"country_region": "US",</text:p>
      <text:p text:style-name="P1"><text:tab/><text:tab/><text:tab/>"province_state": "New York",</text:p>
      <text:p text:style-name="P1"><text:tab/><text:tab/><text:tab/>"county": "Albany1",</text:p>
      <text:p text:style-name="P1"><text:tab/><text:tab/><text:tab/>"last_update": "2020-03-12T10:43:02",</text:p>
      <text:p text:style-name="P1"><text:tab/><text:tab/><text:tab/>"confirmed":231,</text:p>
      <text:p text:style-name="P1"><text:tab/><text:tab/><text:tab/>"deaths": 4,</text:p>
      <text:p text:style-name="P1"><text:tab/><text:tab/><text:tab/>"recovered": 0,</text:p>
      <text:p text:style-name="P1"><text:tab/><text:tab/><text:tab/>"latitude":42.60060306,</text:p>
      <text:p text:style-name="P1"><text:tab/><text:tab/><text:tab/>"longitude": -73.97723916</text:p>
      <text:p text:style-name="P1"><text:tab/><text:tab/>},</text:p>
      <text:p text:style-name="P1"><text:tab/><text:tab/><text:tab/>{</text:p>
      <text:p text:style-name="P1"><text:tab/><text:tab/><text:tab/>"date": "2020-04-04",</text:p>
      <text:p text:style-name="P1"><text:tab/><text:tab/><text:tab/>"country_region": "US",</text:p>
      <text:p text:style-name="P1"><text:tab/><text:tab/><text:tab/>"province_state": "New York",</text:p>
      <text:p text:style-name="P1"><text:tab/><text:tab/><text:tab/>"county": "Albany1",</text:p>
      <text:p text:style-name="P1"><text:tab/><text:tab/><text:tab/>"last_update": "2020-03-12T10:43:02",</text:p>
      <text:p text:style-name="P1"><text:tab/><text:tab/><text:tab/>"confirmed":241,</text:p>
      <text:p text:style-name="P1"><text:soft-page-break/><text:tab/><text:tab/><text:tab/>"deaths": 14,</text:p>
      <text:p text:style-name="P1"><text:tab/><text:tab/><text:tab/>"recovered": 10,</text:p>
      <text:p text:style-name="P1"><text:tab/><text:tab/><text:tab/>"latitude":42.60060306,</text:p>
      <text:p text:style-name="P1"><text:tab/><text:tab/><text:tab/>"longitude": -73.97723916</text:p>
      <text:p text:style-name="P1"><text:tab/><text:tab/>}</text:p>
      <text:p text:style-name="P1"><text:tab/><text:tab/>]</text:p>
      <text:p text:style-name="P1">}</text:p>
      <text:p text:style-name="P14"/>
      <text:p text:style-name="P1"/>
      <text:p text:style-name="P1"><text:span text:style-name="T15">2</text:span>.<text:tab/><text:span text:style-name="T4">Retrieve data (GET)</text:span></text:p>
      <text:p text:style-name="P6"/>
      <text:p text:style-name="P15"><text:a xlink:type="simple" xlink:href="http://ixinbuy.com/getshareddata" text:style-name="Internet_20_link" text:visited-style-name="Visited_20_Internet_20_Link"><text:span text:style-name="T14">http://ixinbuy.com/getshareddata</text:span></text:a>?<text:span text:style-name="T17">data_type=2&amp;device_id=12345&amp;country_region=us&amp;province_state=New York&amp;date=2020-03-30|2020-04-04&amp;county=Allegany</text:span></text:p>
      <text:p text:style-name="P7">sample requests</text:p>
      <text:p text:style-name="P13">a. To get all data</text:p>
      <text:p text:style-name="P13"/>
      <text:p text:style-name="P9"><text:tab/>data_type<text:span text:style-name="T13">=</text:span>2, <text:tab/><text:tab/><text:tab/><text:tab/><text:tab/>//required</text:p>
      <text:p text:style-name="P9"><text:tab/>device_id<text:span text:style-name="T13">=</text:span>12345<text:tab/><text:tab/><text:tab/><text:tab/><text:tab/>//required</text:p>
      <text:p text:style-name="P8"/>
      <text:p text:style-name="P7"/>
      <text:p text:style-name="P13">b. <text:span text:style-name="T13">with optional params</text:span></text:p>
      <text:p text:style-name="P7"/>
      <text:p text:style-name="P9"><text:tab/>data_type<text:span text:style-name="T13">=</text:span>2 <text:tab/><text:tab/><text:tab/><text:tab/><text:tab/><text:tab/>//required</text:p>
      <text:p text:style-name="P9"><text:tab/>device_id<text:span text:style-name="T13">=</text:span>12345<text:tab/><text:tab/><text:tab/><text:tab/><text:tab/>//required</text:p>
      <text:p text:style-name="P10"><text:tab/>province_state<text:span text:style-name="T13">=</text:span><text:span text:style-name="T18">New York</text:span><text:tab/><text:tab/><text:tab/>//<text:span text:style-name="T11">optional</text:span></text:p>
      <text:p text:style-name="P9"><text:tab/>country_region<text:span text:style-name="T13">=us</text:span><text:tab/><text:tab/><text:tab/><text:tab/>//<text:span text:style-name="T11">optional</text:span></text:p>
      <text:p text:style-name="P10"><text:tab/><text:span text:style-name="T19">county=</text:span><text:span text:style-name="T16">Allegany</text:span><text:span text:style-name="T19"><text:tab/><text:tab/><text:tab/><text:tab/><text:tab/>//optional</text:span></text:p>
      <text:p text:style-name="P11"><text:tab/><text:span text:style-name="T16">date=2020-03-30|2020-04-04</text:span><text:tab/><text:tab/>//<text:span text:style-name="T11">optional</text:span></text:p>
      <text:p text:style-name="P7"/>
      <text:p text:style-name="P7"/>
      <text:p text:style-name="P12">sample response</text:p>
      <text:p text:style-name="P19">[</text:p>
      <text:p text:style-name="P4">    <text:span text:style-name="T22">{</text:span></text:p>
      <text:p text:style-name="P4">        <text:span text:style-name="T6">"date"</text:span><text:span text:style-name="T22">: </text:span><text:span text:style-name="T8">"2020-04-03"</text:span><text:span text:style-name="T22">,</text:span></text:p>
      <text:p text:style-name="P4">        <text:span text:style-name="T6">"country_region"</text:span><text:span text:style-name="T22">: </text:span><text:span text:style-name="T8">"US"</text:span><text:span text:style-name="T22">,</text:span></text:p>
      <text:p text:style-name="P4">        <text:span text:style-name="T6">"province_state"</text:span><text:span text:style-name="T22">: </text:span><text:span text:style-name="T8">"New York"</text:span><text:span text:style-name="T22">,</text:span></text:p>
      <text:p text:style-name="P4">        <text:span text:style-name="T6">"county"</text:span><text:span text:style-name="T22">: </text:span><text:span text:style-name="T8">"Albany1"</text:span><text:span text:style-name="T22">,</text:span></text:p>
      <text:p text:style-name="P4">        <text:span text:style-name="T6">"last_update"</text:span><text:span text:style-name="T22">: </text:span><text:span text:style-name="T8">"2020-03-12T10:43:02"</text:span><text:span text:style-name="T22">,</text:span></text:p>
      <text:p text:style-name="P4">        <text:span text:style-name="T6">"confirmed"</text:span><text:span text:style-name="T22">: </text:span><text:span text:style-name="T10">231</text:span><text:span text:style-name="T22">,</text:span></text:p>
      <text:p text:style-name="P4">        <text:span text:style-name="T6">"deaths"</text:span><text:span text:style-name="T22">: </text:span><text:span text:style-name="T10">4</text:span><text:span text:style-name="T22">,</text:span></text:p>
      <text:p text:style-name="P4">        <text:span text:style-name="T6">"recovered"</text:span><text:span text:style-name="T22">: </text:span><text:span text:style-name="T10">0</text:span><text:span text:style-name="T22">,</text:span></text:p>
      <text:p text:style-name="P4">        <text:span text:style-name="T6">"latitude"</text:span><text:span text:style-name="T22">: </text:span><text:span text:style-name="T10">42.60060306</text:span><text:span text:style-name="T22">,</text:span></text:p>
      <text:p text:style-name="P4">        <text:span text:style-name="T6">"longitude"</text:span><text:span text:style-name="T22">: </text:span><text:span text:style-name="T10">-73.97723916</text:span><text:span text:style-name="T22">,</text:span></text:p>
      <text:p text:style-name="P4">        <text:span text:style-name="T6">"valid"</text:span><text:span text:style-name="T22">: </text:span><text:span text:style-name="T8">true</text:span></text:p>
      <text:p text:style-name="P4">    <text:span text:style-name="T22">},</text:span></text:p>
      <text:p text:style-name="P4">    <text:span text:style-name="T22">{</text:span></text:p>
      <text:p text:style-name="P4">        <text:span text:style-name="T6">"date"</text:span><text:span text:style-name="T22">: </text:span><text:span text:style-name="T8">"2020-04-04"</text:span><text:span text:style-name="T22">,</text:span></text:p>
      <text:p text:style-name="P4">        <text:span text:style-name="T6">"country_region"</text:span><text:span text:style-name="T22">: </text:span><text:span text:style-name="T8">"US"</text:span><text:span text:style-name="T22">,</text:span></text:p>
      <text:p text:style-name="P4">        <text:span text:style-name="T6">"province_state"</text:span><text:span text:style-name="T22">: </text:span><text:span text:style-name="T8">"New York"</text:span><text:span text:style-name="T22">,</text:span></text:p>
      <text:p text:style-name="P4">        <text:span text:style-name="T6">"county"</text:span><text:span text:style-name="T22">: </text:span><text:span text:style-name="T8">"Albany1"</text:span><text:span text:style-name="T22">,</text:span></text:p>
      <text:p text:style-name="P4">        <text:span text:style-name="T6">"last_update"</text:span><text:span text:style-name="T22">: </text:span><text:span text:style-name="T8">"2020-03-12T10:43:02"</text:span><text:span text:style-name="T22">,</text:span></text:p>
      <text:p text:style-name="P4">        <text:span text:style-name="T6">"confirmed"</text:span><text:span text:style-name="T22">: </text:span><text:span text:style-name="T10">241</text:span><text:span text:style-name="T22">,</text:span></text:p>
      <text:p text:style-name="P4">        <text:span text:style-name="T6">"deaths"</text:span><text:span text:style-name="T22">: </text:span><text:span text:style-name="T10">14</text:span><text:span text:style-name="T22">,</text:span></text:p>
      <text:p text:style-name="P4"><text:soft-page-break/>        <text:span text:style-name="T6">"recovered"</text:span><text:span text:style-name="T22">: </text:span><text:span text:style-name="T10">10</text:span><text:span text:style-name="T22">,</text:span></text:p>
      <text:p text:style-name="P4">        <text:span text:style-name="T6">"latitude"</text:span><text:span text:style-name="T22">: </text:span><text:span text:style-name="T10">42.60060306</text:span><text:span text:style-name="T22">,</text:span></text:p>
      <text:p text:style-name="P4">        <text:span text:style-name="T6">"longitude"</text:span><text:span text:style-name="T22">: </text:span><text:span text:style-name="T10">-73.97723916</text:span><text:span text:style-name="T22">,</text:span></text:p>
      <text:p text:style-name="P4">        <text:span text:style-name="T6">"valid"</text:span><text:span text:style-name="T22">: </text:span><text:span text:style-name="T8">true</text:span></text:p>
      <text:p text:style-name="P4">    <text:span text:style-name="T22">}</text:span></text:p>
      <text:p text:style-name="P18">]</text:p>
      <text:p text:style-name="P5"/>
      <text:p text:style-name="P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Droid Sans Mono', monospace, monospace, 'Droid Sans Fallback', Cousine," svg:font-family="''Droid Sans Mono', monospace, monospace, 'Droid Sans Fallback', Cousine,', ', 'Droid Sans Mono',', ', monospace,', monospace, ', 'Droid Sans Fallback', 'font-weight: normal', 'font-size: 12px', 'line-height: 16px', 'white-space: pre'"/>
    <style:font-face style:name="'Droid Sans Mono" svg:font-family="''Droid Sans Mono', monospace, monospace, 'Droid Sans Fallback', Cousine, ',', 'Droid Sans Mono', ',', monospace, ', monospace,', 'Droid Sans Fallback', 'font-weight: normal', 'font-size: 12px', 'line-height: 16px', 'white-space: pre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14:14:21.208296408</meta:creation-date>
    <meta:editing-duration>PT2H3M39S</meta:editing-duration>
    <meta:editing-cycles>14</meta:editing-cycles>
    <meta:generator>LibreOffice/6.0.7.3$Linux_X86_64 LibreOffice_project/00m0$Build-3</meta:generator>
    <dc:date>2020-05-06T23:51:31.055831887</dc:date>
    <meta:document-statistic meta:table-count="0" meta:image-count="0" meta:object-count="0" meta:page-count="3" meta:paragraph-count="93" meta:word-count="182" meta:character-count="2252" meta:non-whitespace-character-count="1817"/>
  </office:meta>
</office:document-meta>
</file>